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24" officeooo:paragraph-rsid="00186224"/>
    </style:style>
    <style:style style:name="P2" style:family="paragraph" style:parent-style-name="Standard">
      <style:text-properties officeooo:rsid="001c8abd" officeooo:paragraph-rsid="001c8abd"/>
    </style:style>
    <style:style style:name="T1" style:family="text">
      <style:text-properties officeooo:rsid="0019cb14"/>
    </style:style>
    <style:style style:name="T2" style:family="text">
      <style:text-properties officeooo:rsid="001b8d3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dd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2) Í<text:span text:style-name="T1">ndices primários e por agrupamento necessitam que os arquivos de dados estejam ordenados, enquanto que um índice secundário não possui essa restrição. Os índices primários e por agrupamentos são esparsos, enquanto que o índice secundário é denso. </text:span></text:p>
      <text:p text:style-name="P1"/>
      <text:p text:style-name="P1">5.3) Por que no índice primário ou índice por agrupamento os arquivos de dados precisam estar ordenados no disco. Não é possível ordenar dados por dois índices ao mesmo tempo, de forma que só é possível existir um índice primário ou um índice por agrupamento, enquanto que o índice secundário não sofre o mesmo problema.</text:p>
      <text:p text:style-name="P1"/>
      <text:p text:style-name="P1">5.4) <text:span text:style-name="T2">Os índices de multinível melhoram a eficiência das buscas pois conseguem acessar menos blocos.</text:span></text:p>
      <text:p text:style-name="P1"/>
      <text:p text:style-name="P2">5.5) Uma árvore de pesquisa B-Tree de ordem <text:span text:style-name="T3">p</text:span> é uma árvore tal que cada nó contém no máximo <text:span text:style-name="T3">p</text:span> – 1 valores de pesquisa e <text:span text:style-name="T3">p</text:span> ponteiros. <text:span text:style-name="T4">Um nó de uma B-Tree possui um valor de chave e um ponteiro para o registro no arquivo de dados que te messe val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22:34:06.976637332</meta:creation-date>
    <dc:date>2016-08-30T22:59:39.597612448</dc:date>
    <meta:editing-duration>PT15M21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159" meta:character-count="920" meta:non-whitespace-character-count="762"/>
  </office:meta>
</office:document-meta>
</file>